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3a12f1" officeooo:paragraph-rsid="006ebd07" style:font-weight-asian="normal" style:font-weight-complex="normal"/>
    </style:style>
    <style:style style:name="P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24d1b" officeooo:paragraph-rsid="00724d1b" style:font-weight-asian="normal" style:font-weight-complex="normal"/>
    </style:style>
    <style:style style:name="P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24d1b" officeooo:paragraph-rsid="0076e214" style:font-weight-asian="normal" style:font-weight-complex="normal"/>
    </style:style>
    <style:style style:name="P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24d1b" officeooo:paragraph-rsid="00791c85" style:font-weight-asian="normal" style:font-weight-complex="normal"/>
    </style:style>
    <style:style style:name="P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6e214" officeooo:paragraph-rsid="0076e214" style:font-weight-asian="normal" style:font-weight-complex="normal"/>
    </style:style>
    <style:style style:name="P6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rsid="00724d1b" officeooo:paragraph-rsid="00724d1b" style:font-weight-asian="bold" style:font-weight-complex="bold"/>
    </style:style>
    <style:style style:name="P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724d1b"/>
    </style:style>
    <style:style style:name="P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24d1b" officeooo:paragraph-rsid="00724d1b" style:font-weight-asian="normal" style:font-weight-complex="normal"/>
    </style:style>
    <style:style style:name="P9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a5b29" officeooo:paragraph-rsid="007a5b29" style:font-weight-asian="normal" style:font-weight-complex="normal"/>
    </style:style>
    <style:style style:name="P10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rsid="007d7449" officeooo:paragraph-rsid="007f1e1d" style:font-weight-asian="bold" style:font-weight-complex="bold"/>
    </style:style>
    <style:style style:name="P1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158466" fo:font-weight="bold" officeooo:rsid="007a5b29" officeooo:paragraph-rsid="007a5b29" style:font-weight-asian="bold" style:font-weight-complex="bold"/>
    </style:style>
    <style:style style:name="P1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158466" fo:font-weight="normal" officeooo:rsid="007a5b29" officeooo:paragraph-rsid="007a5b29" style:font-weight-asian="normal" style:font-weight-complex="normal"/>
    </style:style>
    <style:style style:name="P1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808080" fo:font-weight="normal" officeooo:rsid="007a5b29" officeooo:paragraph-rsid="007a5b29" style:font-weight-asian="normal" style:font-weight-complex="normal"/>
    </style:style>
    <style:style style:name="T1" style:family="text">
      <style:text-properties fo:color="#000000" fo:font-weight="normal" officeooo:rsid="00724d1b" style:font-weight-asian="normal" style:font-weight-complex="normal"/>
    </style:style>
    <style:style style:name="T2" style:family="text">
      <style:text-properties officeooo:rsid="00742d56"/>
    </style:style>
    <style:style style:name="T3" style:family="text">
      <style:text-properties officeooo:rsid="0074e9b5"/>
    </style:style>
    <style:style style:name="T4" style:family="text">
      <style:text-properties officeooo:rsid="0076e21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7f1e1d"/>
    </style:style>
    <style:style style:name="T7" style:family="text">
      <style:text-properties fo:font-weight="normal" officeooo:rsid="0076e214" style:font-weight-asian="normal" style:font-weight-complex="normal"/>
    </style:style>
    <style:style style:name="T8" style:family="text">
      <style:text-properties fo:font-weight="normal" officeooo:rsid="007f1e1d" style:font-weight-asian="normal" style:font-weight-complex="normal"/>
    </style:style>
    <style:style style:name="T9" style:family="text">
      <style:text-properties fo:color="#808080" officeooo:rsid="007f1e1d"/>
    </style:style>
    <style:style style:name="T10" style:family="text">
      <style:text-properties fo:color="#808080" officeooo:rsid="0076e214"/>
    </style:style>
    <style:style style:name="T11" style:family="text">
      <style:text-properties fo:color="#808080" fo:font-weight="normal" officeooo:rsid="0076e214" style:font-weight-asian="normal" style:font-weight-complex="normal"/>
    </style:style>
    <style:style style:name="T12" style:family="text">
      <style:text-properties fo:color="#808080" fo:font-weight="normal" officeooo:rsid="007f1e1d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get https://raw.githubusercontent.com/raspberrypi/pico-setup/master/pico_setup.sh </text:p>
      <text:p text:style-name="P1">chmod +x pico_setup.sh</text:p>
      <text:p text:style-name="P1">./pico_setup.sh</text:p>
      <text:p text:style-name="P1"/>
      <text:p text:style-name="P1"/>
      <text:p text:style-name="P6">Сборка </text:p>
      <text:p text:style-name="P2">В Смаке создать комплект PIKO на базе arm</text:p>
      <text:p text:style-name="P7"><text:span text:style-name="T1">Добавить переменную в Конфигурацию Cmake <text:s/></text:span>PICO_SDK_PATH:STRING=../pico-sdk</text:p>
      <text:p text:style-name="P2">После этого в Смаке все работает но конечный make из директории build</text:p>
      <text:p text:style-name="P2">Открыть 2 терминала</text:p>
      <text:p text:style-name="P2">Зажать кнопку и подать питание на USB</text:p>
      <text:p text:style-name="P2">dmesg <text:s/><text:span text:style-name="T2">(узнаем букву)</text:span></text:p>
      <text:p text:style-name="P2">sudo mount /dev/sdg1 /mnt/pico <text:span text:style-name="T3">&amp;&amp; </text:span><text:span text:style-name="T2">cd </text:span>~/PICO/pico/pico-examples/build/blink <text:span text:style-name="T3">&amp;&amp; rm -rf * &amp;&amp; cmake .. &amp;&amp; make &amp;&amp; </text:span>sudo cp ~/PICO/pico/pico-examples/build/blink/blink.uf2 /mnt/pico <text:span text:style-name="T3">&amp;&amp; </text:span>sudo <text:span text:style-name="T2">u</text:span>mount /mnt/pico</text:p>
      <text:p text:style-name="P2"/>
      <text:p text:style-name="P5">Несколько раз сработало потом нет </text:p>
      <text:p text:style-name="P5"/>
      <text:p text:style-name="P5"><text:span text:style-name="T5">Установка CircuitPython</text:span> </text:p>
      <text:p text:style-name="P5"/>
      <text:p text:style-name="P5">Скачать файл UF2 файл с CircuitPython'ом </text:p>
      <text:p text:style-name="P5"><text:a xlink:type="simple" xlink:href="https://circuitpython.org/board/raspberry_pi_pico/" text:style-name="Internet_20_link" text:visited-style-name="Visited_20_Internet_20_Link">https://circuitpython.org/board/raspberry_pi_pico/</text:a></text:p>
      <text:p text:style-name="P5"/>
      <text:p text:style-name="P5">Перевести Pico в режим UF2 удержанием BOOTSEL во время подачи питания USB</text:p>
      <text:p text:style-name="P5">Скопировать файл флешку RPI-RP2</text:p>
      <text:p text:style-name="P5"/>
      <text:p text:style-name="P3">sudo mount /dev/sdg1 /mnt/pico <text:span text:style-name="T4">&amp;&amp; cd /home/evg/PICO &amp;&amp; sudo cp adafruit-circuitpython-raspberry_pi_pico-ru-8.2.7.uf2 </text:span>/mnt/pico</text:p>
      <text:p text:style-name="P3">sudo <text:span text:style-name="T2">u</text:span>mount /mnt/pico</text:p>
      <text:p text:style-name="P3"/>
      <text:p text:style-name="P3">После этого из системы уйдёт RPI-RP2 и вместо него появится новый накопитель CIRCUITPY. На этом новом накопители должен быть файл code.py, с которого начинается выполнение кода. Так же там будет пустая директория «lib», куда можно добавлять сторонние и свои библиотеки.</text:p>
      <text:p text:style-name="P3">Файл code.py можно изменять прямо на этом накопителе в своём любимом редакторе. Adafruit советует использовать свой MU Editor, но у меня он зависает при запуске. Наверно, это даже к лучшему, так как я всё равно пользовался бы чем-то другим.</text:p>
      <text:p text:style-name="P3"/>
      <text:p text:style-name="P3">Так же доступна консоль на последовательном порту с параметрами 115200 8n1. При подключении можно получить доступ к интерактивному Python'у и выводу в консоль через «print» в скриптах.</text:p>
      <text:p text:style-name="P3"/>
      <text:p text:style-name="P3">Adafruit предлагает достаточно большой набор библиотек для работы с разным оборудованием.</text:p>
      <text:p text:style-name="P4">Можно скачать .zip архив со всеми официальными доступными библиотеками для CircuitPython на </text:p>
      <text:p text:style-name="P4">https://circuitpython.org/libraries</text:p>
      <text:p text:style-name="P2"/>
      <text:p text:style-name="P11">Информация о файле:</text:p>
      <text:p text:style-name="P12">picotool info -a adafruit-circuitpython-raspberry_pi_pico-ru-8.2.7.uf2</text:p>
      <text:p text:style-name="P13">u-8.2.7.uf2 </text:p>
      <text:p text:style-name="P13">File adafruit-circuitpython-raspberry_pi_pico-ru-8.2.7.uf2:</text:p>
      <text:p text:style-name="P13">Program Information</text:p>
      <text:p text:style-name="P13"><text:s/>name: <text:s text:c="11"/>CircuitPython</text:p>
      <text:p text:style-name="P13"><text:s/>version: <text:s text:c="8"/>8.2.7</text:p>
      <text:p text:style-name="P13"><text:s/>web site: <text:s text:c="7"/>https://circuitpython.org</text:p>
      <text:p text:style-name="P13"><text:s/>features: <text:s text:c="7"/>double reset -&gt; BOOTSEL</text:p>
      <text:p text:style-name="P13"><text:s/>binary start: <text:s text:c="3"/>0x10000000</text:p>
      <text:p text:style-name="P13"><text:s/>embedded drive: <text:s/>0x00100000-0x00200000 (1024K): CircuitPython</text:p>
      <text:p text:style-name="P13">Fixed Pin Information</text:p>
      <text:p text:style-name="P13"><text:s/>none</text:p>
      <text:p text:style-name="P13">Build Information</text:p>
      <text:p text:style-name="P13"><text:s/>build date: <text:s text:c="7"/>2023-10-19</text:p>
      <text:p text:style-name="P13"><text:s/>build attributes: <text:s/>BOARD=raspberry_pi_pico</text:p>
      <text:p text:style-name="P13"/>
      <text:p text:style-name="P13"/>
      <text:p text:style-name="P10"><text:soft-page-break/>MicroPyhon <text:span text:style-name="T9">(Практичнее использовать </text:span><text:span text:style-name="T10">CircuitPython</text:span><text:span text:style-name="T11"> </text:span><text:span text:style-name="T12">)</text:span></text:p>
      <text:p text:style-name="P9">git clone https://github.com/micropython/micropython.git --branch master</text:p>
      <text:p text:style-name="P9">cd micropython</text:p>
      <text:p text:style-name="P9">make -C ports/rp2 submodules</text:p>
      <text:p text:style-name="P9">make -C mpy-cross</text:p>
      <text:p text:style-name="P9">cd ports/rp2</text:p>
      <text:p text:style-name="P9">make</text:p>
      <text:p text:style-name="P9"/>
      <text:p text:style-name="P9">picotool info -a firmware.uf2 </text:p>
      <text:p text:style-name="P13">File firmware.uf2:</text:p>
      <text:p text:style-name="P13">Program Information</text:p>
      <text:p text:style-name="P13"><text:s/>name: <text:s text:c="11"/>MicroPython</text:p>
      <text:p text:style-name="P13"><text:s/>version: <text:s text:c="8"/>v1.22.0-preview.118.g841422817</text:p>
      <text:p text:style-name="P13"><text:s/>features: <text:s text:c="7"/>USB REPL</text:p>
      <text:p text:style-name="P13"><text:s text:c="18"/>thread support</text:p>
      <text:p text:style-name="P13"><text:s/>frozen modules: <text:s/>_boot, rp2, _boot_fat, asyncio, asyncio/core, asyncio/event, asyncio/funcs, asyncio/lock,</text:p>
      <text:p text:style-name="P13"><text:s text:c="18"/>asyncio/stream, uasyncio, onewire, ds18x20, dht, neopixel</text:p>
      <text:p text:style-name="P13"><text:s/>binary start: <text:s text:c="3"/>0x10000000</text:p>
      <text:p text:style-name="P13"><text:s/>binary end: <text:s text:c="5"/>0x1004ec08</text:p>
      <text:p text:style-name="P13"><text:s/>embedded drive: <text:s/>0x100a0000-0x10200000 (1408K): MicroPython</text:p>
      <text:p text:style-name="P13"/>
      <text:p text:style-name="P13">Fixed Pin Information</text:p>
      <text:p text:style-name="P13"><text:s/>none</text:p>
      <text:p text:style-name="P13">Build Information</text:p>
      <text:p text:style-name="P13"><text:s/>sdk version: <text:s text:c="6"/>1.5.1</text:p>
      <text:p text:style-name="P13"><text:s/>pico_board: <text:s text:c="7"/>pico</text:p>
      <text:p text:style-name="P13"><text:s/>boot2_name: <text:s text:c="7"/>boot2_w25q080</text:p>
      <text:p text:style-name="P13"><text:s/>build date: <text:s text:c="7"/>Nov <text:s/>3 2023</text:p>
      <text:p text:style-name="P13"><text:s/>build attributes: <text:s/>MinSizeRel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4:13:46.241963868</meta:creation-date>
    <meta:generator>LibreOffice/6.4.7.2$Linux_X86_64 LibreOffice_project/40$Build-2</meta:generator>
    <dc:date>2023-11-03T15:18:59.496042442</dc:date>
    <meta:editing-duration>PT9H30M58S</meta:editing-duration>
    <meta:editing-cycles>82</meta:editing-cycles>
    <meta:document-statistic meta:table-count="0" meta:image-count="0" meta:object-count="0" meta:page-count="2" meta:paragraph-count="68" meta:word-count="378" meta:character-count="3304" meta:non-whitespace-character-count="2817"/>
  </office:meta>
</office:document-meta>
</file>